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3465a4" draw:fill-color="#3465a4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7.064cm" svg:x2="27.285cm" svg:y2="7.064cm">
          <text:p/>
        </draw:line>
        <draw:line draw:style-name="gr5" draw:text-style-name="P1" draw:layer="layout" svg:x1="1.819cm" svg:y1="19.664cm" svg:x2="27.285cm" svg:y2="19.6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9cm" svg:height="1.131cm" svg:x="35.718cm" svg:y="1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98cm" svg:height="9.899cm" svg:x="37.616cm" svg:y="3.98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335cm" svg:height="1.131cm" svg:x="38.818cm" svg:y="12.7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line draw:style-name="gr4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9:44:31.302557628</dc:date>
    <dc:creator>elucterio </dc:creator>
    <meta:editing-duration>P2DT14H5M7S</meta:editing-duration>
    <meta:editing-cycles>43</meta:editing-cycles>
    <meta:generator>LibreOffice/4.2.8.2$Linux_X86_64 LibreOffice_project/420m0$Build-2</meta:generator>
    <meta:document-statistic meta:object-count="22"/>
  </office:meta>
</office:document-meta>
</file>